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33in" fo:line-height="150%"/>
    </style:style>
    <style:style style:name="T2" style:parent-style-name="Standardskriftforavsnitt" style:family="text">
      <style:text-properties style:font-name-asian="Calibri" style:font-name-complex="Calibri" fo:color="#424242" fo:font-size="12pt" style:font-size-asian="12pt" fo:background-color="#FFFFFF" fo:language="nb" fo:country="NO"/>
    </style:style>
    <style:style style:name="T3" style:parent-style-name="Standardskriftforavsnitt" style:family="text">
      <style:text-properties style:font-name-asian="Calibri" style:font-name-complex="Calibri" fo:color="#424242" fo:font-size="12pt" style:font-size-asian="12pt" fo:background-color="#FFFFFF" fo:language="nb" fo:country="NO"/>
    </style:style>
    <style:style style:name="T4" style:parent-style-name="Standardskriftforavsnitt" style:family="text">
      <style:text-properties style:font-name-asian="Calibri" style:font-name-complex="Calibri" fo:color="#424242" fo:font-size="12pt" style:font-size-asian="12pt" fo:background-color="#FFFFFF"/>
    </style:style>
  </office:automatic-styles>
  <office:body>
    <office:text text:use-soft-page-breaks="true">
      <text:p text:style-name="P1"><text:span text:style-name="T2">Målet med e-læringsprosjektet er å bidra til at stadig flere skal få en opplevelse av at matematikk er et spennende og kompetansegivende fag. Vi ønsker å være ett verktøy som vekker nysgjerrighet og interesse hos elever om matematikk. Vi underviser i<text:s/></text:span><text:span text:style-name="T3">matematikk på andre klasse nivå på barneskolen i hensyn til utdanningsdirektorate sine mål for utdanning</text:span><text:span text:style-name="T4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n" fo:country="NO" style:language-asian="nn" style:country-asian="NO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udun Aarsheim</dc:creator>
    <meta:creation-date>2015-03-24T09:50:00Z</meta:creation-date>
    <dc:date>2015-03-24T10:21:00Z</dc:date>
    <meta:template xlink:href="Normal" xlink:type="simple"/>
    <meta:editing-cycles>3</meta:editing-cycles>
    <meta:editing-duration>PT1860S</meta:editing-duration>
    <meta:document-statistic meta:page-count="1" meta:paragraph-count="1" meta:word-count="56" meta:character-count="356" meta:row-count="2" meta:non-whitespace-character-count="301"/>
  </office:meta>
</office:document-meta>
</file>